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3dd6bc" officeooo:paragraph-rsid="003dd6b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467fdc" officeooo:paragraph-rsid="00467fd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font-weight="normal" officeooo:rsid="0019b233" officeooo:paragraph-rsid="0019b2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34f687" officeooo:paragraph-rsid="0034f687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3a79c3" officeooo:paragraph-rsid="003a79c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64471e" officeooo:paragraph-rsid="0064471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bold" officeooo:rsid="0086c054" officeooo:paragraph-rsid="0086c05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171997" officeooo:paragraph-rsid="0017199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bold" officeooo:rsid="0019b233" officeooo:paragraph-rsid="0019b23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style="italic" style:text-underline-style="none" fo:font-weight="normal" officeooo:rsid="0019b233" officeooo:paragraph-rsid="0019b233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19b233" officeooo:paragraph-rsid="0019b23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ac27f" officeooo:paragraph-rsid="004ac27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333b7" officeooo:paragraph-rsid="002333b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e8822" officeooo:paragraph-rsid="002e8822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4a0f8" officeooo:paragraph-rsid="0024a0f8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503be" officeooo:paragraph-rsid="002503be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64a52" officeooo:paragraph-rsid="0026979f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8e2ff" officeooo:paragraph-rsid="0028e2ff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9a308a" officeooo:paragraph-rsid="003579d2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5c6cb" officeooo:paragraph-rsid="0035c6cb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3cdce3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9cbf28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44d56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a909d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50f36" officeooo:paragraph-rsid="00550f36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e42ad" officeooo:paragraph-rsid="005e42ad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eb6a" officeooo:paragraph-rsid="0054eb6a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6d1e35" officeooo:paragraph-rsid="006d1e35" style:font-size-asian="12pt" style:font-weight-asian="bold" style:font-size-complex="12pt" style:font-weight-complex="bold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3ad47c" officeooo:paragraph-rsid="003ad47c" style:font-size-asian="12pt" style:font-weight-asian="bold" style:font-size-complex="12pt" style:font-weight-complex="bold"/>
    </style:style>
    <style:style style:name="P39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b1fe8" officeooo:paragraph-rsid="008b1fe8" style:font-size-asian="12pt" style:font-weight-asian="bold" style:font-size-complex="12pt" style:font-weight-complex="bold"/>
    </style:style>
    <style:style style:name="P40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e2836" officeooo:paragraph-rsid="008e2836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96d0de" officeooo:paragraph-rsid="0090a0f3" style:font-size-asian="12pt" style:font-weight-asian="bold" style:font-size-complex="12pt" style:font-weight-complex="bold"/>
    </style:style>
    <style:style style:name="P42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6455a2" officeooo:paragraph-rsid="006455a2" style:font-size-asian="12pt" style:font-weight-asian="bold" style:font-size-complex="12pt" style:font-weight-complex="bold"/>
    </style:style>
    <style:style style:name="P43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86672" officeooo:paragraph-rsid="00786672" style:font-size-asian="12pt" style:font-weight-asian="bold" style:font-size-complex="12pt" style:font-weight-complex="bold"/>
    </style:style>
    <style:style style:name="P44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b926f" officeooo:paragraph-rsid="007b926f" style:font-size-asian="12pt" style:font-weight-asian="bold" style:font-size-complex="12pt" style:font-weight-complex="bold"/>
    </style:style>
    <style:style style:name="P45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d68fc" officeooo:paragraph-rsid="007d68fc" style:font-size-asian="12pt" style:font-weight-asian="bold" style:font-size-complex="12pt" style:font-weight-complex="bold"/>
    </style:style>
    <style:style style:name="P46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809cf4" officeooo:paragraph-rsid="00809cf4" style:font-size-asian="12pt" style:font-weight-asian="bold" style:font-size-complex="12pt" style:font-weight-complex="bold"/>
    </style:style>
    <style:style style:name="P47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48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89927" officeooo:paragraph-rsid="00189927" style:font-size-asian="12pt" style:font-weight-asian="bold" style:font-size-complex="12pt" style:font-weight-complex="bold"/>
    </style:style>
    <style:style style:name="P49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9f01d" officeooo:paragraph-rsid="0019f01d" style:font-size-asian="12pt" style:font-weight-asian="bold" style:font-size-complex="12pt" style:font-weight-complex="bold"/>
    </style:style>
    <style:style style:name="P50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e3ed0" officeooo:paragraph-rsid="001e3ed0" style:font-size-asian="12pt" style:font-weight-asian="bold" style:font-size-complex="12pt" style:font-weight-complex="bold"/>
    </style:style>
    <style:style style:name="P51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4fbafa" officeooo:paragraph-rsid="004fbafa" style:font-size-asian="12pt" style:font-weight-asian="bold" style:font-size-complex="12pt" style:font-weight-complex="bold"/>
    </style:style>
    <style:style style:name="P52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0f2bf" officeooo:paragraph-rsid="0050f2bf" style:font-size-asian="12pt" style:font-weight-asian="bold" style:font-size-complex="12pt" style:font-weight-complex="bold"/>
    </style:style>
    <style:style style:name="P53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17d97" officeooo:paragraph-rsid="00517d97" style:font-size-asian="12pt" style:font-weight-asian="bold" style:font-size-complex="12pt" style:font-weight-complex="bold"/>
    </style:style>
    <style:style style:name="P54" style:family="paragraph" style:parent-style-name="Standard" style:list-style-name="L9">
      <style:paragraph-properties fo:line-height="150%" fo:text-align="start" style:justify-single-word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55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b14cdd" officeooo:paragraph-rsid="00b14cdd" style:font-size-asian="12pt" style:font-weight-asian="bold" style:font-size-complex="12pt" style:font-weight-complex="bold"/>
    </style:style>
    <style:style style:name="P5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5c6cb" officeooo:paragraph-rsid="0035c6cb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648c5" officeooo:paragraph-rsid="003648c5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792ef" officeooo:paragraph-rsid="003792ef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a9f17a" officeooo:paragraph-rsid="00a9f17a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8d360" officeooo:paragraph-rsid="0038d360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f227a" officeooo:paragraph-rsid="003f227a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e9061" officeooo:paragraph-rsid="003e9061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426e20" officeooo:paragraph-rsid="00426e20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a909d" officeooo:paragraph-rsid="005a909d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176f" officeooo:paragraph-rsid="005b176f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d79ea" officeooo:paragraph-rsid="005d79ea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fc69" officeooo:paragraph-rsid="005bfc69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bf145" officeooo:paragraph-rsid="006bf145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e42ad" officeooo:paragraph-rsid="005e42ad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64f4" officeooo:paragraph-rsid="005c64f4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1087" officeooo:paragraph-rsid="005c1087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dd442" officeooo:paragraph-rsid="006dd442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f538e" officeooo:paragraph-rsid="006f538e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1453e" officeooo:paragraph-rsid="0071453e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2fb3f" officeooo:paragraph-rsid="0072fb3f" style:font-size-asian="12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40c293" officeooo:paragraph-rsid="0040c293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b1fe8" officeooo:paragraph-rsid="008b1fe8" style:font-size-asian="12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d0323" officeooo:paragraph-rsid="008d0323" style:font-size-asian="12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77f8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a0f3" style:font-size-asian="12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a0f3" officeooo:paragraph-rsid="0090a0f3" style:font-size-asian="12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69a0a2" officeooo:paragraph-rsid="0069a0a2" style:font-size-asian="12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71b64" officeooo:paragraph-rsid="00771b64" style:font-size-asian="12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87f1d" officeooo:paragraph-rsid="00787f1d" style:font-size-asian="12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d68fc" officeooo:paragraph-rsid="007d68fc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81f9ce" officeooo:paragraph-rsid="0081f9ce" style:font-size-asian="12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line-height="150%" fo:text-align="start" style:justify-single-word="false"/>
      <style:text-properties fo:font-size="12pt" fo:font-weight="normal" officeooo:rsid="00517d97" officeooo:paragraph-rsid="00517d97" style:font-size-asian="12pt" style:font-weight-asian="normal" style:font-size-complex="12pt" style:font-weight-complex="normal"/>
    </style:style>
    <style:style style:name="P88" style:family="paragraph" style:parent-style-name="Standard" style:list-style-name="L9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90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b2c66e" officeooo:paragraph-rsid="00b2c66e" style:font-size-asian="12pt" style:font-weight-asian="normal" style:font-size-complex="12pt" style:font-weight-complex="normal"/>
    </style:style>
    <style:style style:name="P91" style:family="paragraph" style:parent-style-name="Standard" style:list-style-name="L6">
      <style:paragraph-properties fo:line-height="150%" fo:text-align="start" style:justify-single-word="false"/>
      <style:text-properties fo:font-size="12pt" fo:font-style="normal" fo:font-weight="bold" officeooo:rsid="00171997" officeooo:paragraph-rsid="00171997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line-height="150%" fo:text-align="start" style:justify-single-word="false"/>
      <style:text-properties fo:font-weight="bold" officeooo:rsid="00279d63" officeooo:paragraph-rsid="00279d63" style:font-weight-asian="bold" style:font-weight-complex="bold"/>
    </style:style>
    <style:style style:name="P93" style:family="paragraph" style:parent-style-name="Standard" style:list-style-name="L1">
      <style:paragraph-properties fo:line-height="150%" fo:text-align="start" style:justify-single-word="false"/>
      <style:text-properties fo:font-weight="bold" officeooo:rsid="00295a03" officeooo:paragraph-rsid="00295a03" style:font-weight-asian="bold" style:font-weight-complex="bold"/>
    </style:style>
    <style:style style:name="P94" style:family="paragraph" style:parent-style-name="Standard" style:list-style-name="L1">
      <style:paragraph-properties fo:line-height="150%" fo:text-align="start" style:justify-single-word="false"/>
      <style:text-properties fo:font-weight="bold" officeooo:rsid="00311a91" officeooo:paragraph-rsid="00311a91" style:font-weight-asian="bold" style:font-weight-complex="bold"/>
    </style:style>
    <style:style style:name="P95" style:family="paragraph" style:parent-style-name="Standard" style:list-style-name="L1">
      <style:paragraph-properties fo:line-height="150%" fo:text-align="start" style:justify-single-word="false"/>
      <style:text-properties style:text-underline-style="none" fo:font-weight="bold" officeooo:rsid="00279d63" officeooo:paragraph-rsid="00279d63" style:font-weight-asian="bold" style:font-weight-complex="bold"/>
    </style:style>
    <style:style style:name="P9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2aa7a" officeooo:paragraph-rsid="0022aa7a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333b7" officeooo:paragraph-rsid="002333b7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e8822" officeooo:paragraph-rsid="002e8822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08324" officeooo:paragraph-rsid="00308324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4a0f8" officeooo:paragraph-rsid="0024a0f8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503be" officeooo:paragraph-rsid="002503be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79d63" officeooo:paragraph-rsid="00279d63" style:font-size-asian="12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8e2ff" officeooo:paragraph-rsid="0028e2ff" style:font-size-asian="12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3069e" officeooo:paragraph-rsid="0033069e" style:font-size-asian="12pt" style:font-weight-asian="normal" style:font-size-complex="12pt" style:font-weight-complex="normal"/>
    </style:style>
    <style:style style:name="P105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106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6985" style:font-size-asian="12pt" style:font-weight-asian="normal" style:font-size-complex="12pt" style:font-weight-complex="normal"/>
    </style:style>
    <style:style style:name="P107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9927" style:font-size-asian="12pt" style:font-weight-asian="normal" style:font-size-complex="12pt" style:font-weight-complex="normal"/>
    </style:style>
    <style:style style:name="P108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109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9f01d" officeooo:paragraph-rsid="0019f01d" style:font-size-asian="12pt" style:font-weight-asian="normal" style:font-size-complex="12pt" style:font-weight-complex="normal"/>
    </style:style>
    <style:style style:name="P110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cbd1f" officeooo:paragraph-rsid="001cbd1f" style:font-size-asian="12pt" style:font-weight-asian="normal" style:font-size-complex="12pt" style:font-weight-complex="normal"/>
    </style:style>
    <style:style style:name="P111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cbd1f" style:font-size-asian="12pt" style:font-weight-asian="normal" style:font-size-complex="12pt" style:font-weight-complex="normal"/>
    </style:style>
    <style:style style:name="P112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ae5e5" style:font-size-asian="12pt" style:font-weight-asian="normal" style:font-size-complex="12pt" style:font-weight-complex="normal"/>
    </style:style>
    <style:style style:name="P113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3ed0" officeooo:paragraph-rsid="001e3ed0" style:font-size-asian="12pt" style:font-weight-asian="normal" style:font-size-complex="12pt" style:font-weight-complex="normal"/>
    </style:style>
    <style:style style:name="P114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style:text-underline-style="none" fo:font-weight="normal" officeooo:rsid="00279d63" officeooo:paragraph-rsid="00279d63" style:font-size-asian="12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paragraph-rsid="0026979f"/>
    </style:style>
    <style:style style:name="P11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79d63" officeooo:paragraph-rsid="00279d63"/>
    </style:style>
    <style:style style:name="P118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b0570" officeooo:paragraph-rsid="002b0570"/>
    </style:style>
    <style:style style:name="P119" style:family="paragraph" style:parent-style-name="Standard" style:list-style-name="L6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86985" officeooo:paragraph-rsid="00186985" style:font-size-asian="12pt" style:font-weight-asian="bold" style:font-size-complex="12pt" style:font-weight-complex="bold"/>
    </style:style>
    <style:style style:name="P120" style:family="paragraph" style:parent-style-name="Standard" style:list-style-name="L7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ae5e5" officeooo:paragraph-rsid="001ae5e5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9927"/>
    </style:style>
    <style:style style:name="T3" style:family="text">
      <style:text-properties officeooo:rsid="0019b2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f431a" style:font-weight-asian="normal" style:font-weight-complex="normal"/>
    </style:style>
    <style:style style:name="T6" style:family="text">
      <style:text-properties officeooo:rsid="001ae5e5"/>
    </style:style>
    <style:style style:name="T7" style:family="text">
      <style:text-properties officeooo:rsid="001cbd1f"/>
    </style:style>
    <style:style style:name="T8" style:family="text">
      <style:text-properties officeooo:rsid="00205629"/>
    </style:style>
    <style:style style:name="T9" style:family="text">
      <style:text-properties officeooo:rsid="00232ae2"/>
    </style:style>
    <style:style style:name="T10" style:family="text">
      <style:text-properties officeooo:rsid="0024a0f8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64a5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6979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79d63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5a03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ca86c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none" officeooo:rsid="0098b42a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28e2ff" style:font-size-asian="12pt" style:font-size-complex="12pt"/>
    </style:style>
    <style:style style:name="T23" style:family="text">
      <style:text-properties fo:font-size="12pt" officeooo:rsid="0033069e" style:font-size-asian="12pt" style:font-size-complex="12pt"/>
    </style:style>
    <style:style style:name="T24" style:family="text">
      <style:text-properties officeooo:rsid="0028e2ff"/>
    </style:style>
    <style:style style:name="T25" style:family="text">
      <style:text-properties officeooo:rsid="00308324"/>
    </style:style>
    <style:style style:name="T26" style:family="text">
      <style:text-properties officeooo:rsid="00355987"/>
    </style:style>
    <style:style style:name="T27" style:family="text">
      <style:text-properties officeooo:rsid="003c3946"/>
    </style:style>
    <style:style style:name="T28" style:family="text">
      <style:text-properties officeooo:rsid="003dd6bc"/>
    </style:style>
    <style:style style:name="T29" style:family="text">
      <style:text-properties officeooo:rsid="0044d8a5"/>
    </style:style>
    <style:style style:name="T30" style:family="text">
      <style:text-properties officeooo:rsid="00454ce5"/>
    </style:style>
    <style:style style:name="T31" style:family="text">
      <style:text-properties officeooo:rsid="004ac27f"/>
    </style:style>
    <style:style style:name="T32" style:family="text">
      <style:text-properties officeooo:rsid="004dda08"/>
    </style:style>
    <style:style style:name="T33" style:family="text">
      <style:text-properties officeooo:rsid="004e8066"/>
    </style:style>
    <style:style style:name="T34" style:family="text">
      <style:text-properties officeooo:rsid="00525554"/>
    </style:style>
    <style:style style:name="T35" style:family="text">
      <style:text-properties officeooo:rsid="0056d11c"/>
    </style:style>
    <style:style style:name="T36" style:family="text">
      <style:text-properties officeooo:rsid="0058b11b"/>
    </style:style>
    <style:style style:name="T37" style:family="text">
      <style:text-properties officeooo:rsid="005a909d"/>
    </style:style>
    <style:style style:name="T38" style:family="text">
      <style:text-properties officeooo:rsid="005c64f4"/>
    </style:style>
    <style:style style:name="T39" style:family="text">
      <style:text-properties officeooo:rsid="005e1827"/>
    </style:style>
    <style:style style:name="T40" style:family="text">
      <style:text-properties officeooo:rsid="00600421"/>
    </style:style>
    <style:style style:name="T41" style:family="text">
      <style:text-properties officeooo:rsid="0060200e"/>
    </style:style>
    <style:style style:name="T42" style:family="text">
      <style:text-properties officeooo:rsid="00635753"/>
    </style:style>
    <style:style style:name="T43" style:family="text">
      <style:text-properties officeooo:rsid="0067a2f1"/>
    </style:style>
    <style:style style:name="T44" style:family="text">
      <style:text-properties officeooo:rsid="0069a0a2"/>
    </style:style>
    <style:style style:name="T45" style:family="text">
      <style:text-properties officeooo:rsid="007489c1"/>
    </style:style>
    <style:style style:name="T46" style:family="text">
      <style:text-properties officeooo:rsid="00759537"/>
    </style:style>
    <style:style style:name="T47" style:family="text">
      <style:text-properties officeooo:rsid="0075e618"/>
    </style:style>
    <style:style style:name="T48" style:family="text">
      <style:text-properties officeooo:rsid="00767bc2"/>
    </style:style>
    <style:style style:name="T49" style:family="text">
      <style:text-properties officeooo:rsid="007ab3c0"/>
    </style:style>
    <style:style style:name="T50" style:family="text">
      <style:text-properties officeooo:rsid="0081c632"/>
    </style:style>
    <style:style style:name="T51" style:family="text">
      <style:text-properties officeooo:rsid="0083aca3"/>
    </style:style>
    <style:style style:name="T52" style:family="text">
      <style:text-properties officeooo:rsid="00854965"/>
    </style:style>
    <style:style style:name="T53" style:family="text">
      <style:text-properties officeooo:rsid="008ce79d"/>
    </style:style>
    <style:style style:name="T54" style:family="text">
      <style:text-properties officeooo:rsid="008e2836"/>
    </style:style>
    <style:style style:name="T55" style:family="text">
      <style:text-properties officeooo:rsid="009558ac"/>
    </style:style>
    <style:style style:name="T56" style:family="text">
      <style:text-properties officeooo:rsid="009b2165"/>
    </style:style>
    <style:style style:name="T57" style:family="text">
      <style:text-properties officeooo:rsid="009cbf28"/>
    </style:style>
    <style:style style:name="T58" style:family="text">
      <style:text-properties officeooo:rsid="009ddc78"/>
    </style:style>
    <style:style style:name="T59" style:family="text">
      <style:text-properties officeooo:rsid="009fd3dd"/>
    </style:style>
    <style:style style:name="T60" style:family="text">
      <style:text-properties officeooo:rsid="00a2da6e"/>
    </style:style>
    <style:style style:name="T61" style:family="text">
      <style:text-properties officeooo:rsid="00a46f80"/>
    </style:style>
    <style:style style:name="T62" style:family="text">
      <style:text-properties officeooo:rsid="00a55cab"/>
    </style:style>
    <style:style style:name="T63" style:family="text">
      <style:text-properties officeooo:rsid="00a73bdc"/>
    </style:style>
    <style:style style:name="T64" style:family="text">
      <style:text-properties officeooo:rsid="00a7f12b"/>
    </style:style>
    <style:style style:name="T65" style:family="text">
      <style:text-properties officeooo:rsid="00a8acec"/>
    </style:style>
    <style:style style:name="T66" style:family="text">
      <style:text-properties officeooo:rsid="00aa4a01"/>
    </style:style>
    <style:style style:name="T67" style:family="text">
      <style:text-properties officeooo:rsid="00abed28"/>
    </style:style>
    <style:style style:name="T68" style:family="text">
      <style:text-properties officeooo:rsid="00adc0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duct Backlog</text:p>
      <text:p text:style-name="P14">System do zarządzania egzaminami ustnymi</text:p>
      <text:p text:style-name="P1"/>
      <text:p text:style-name="P13"/>
      <text:p text:style-name="P13"/>
      <text:p text:style-name="P13">Product Owner </text:p>
      <text:p text:style-name="P5">Zbigniew Rębacz</text:p>
      <text:p text:style-name="P13"/>
      <text:p text:style-name="P13">SCRUM Master<text:span text:style-name="T4"> </text:span></text:p>
      <text:p text:style-name="P5">Michał Pachel</text:p>
      <text:p text:style-name="P12"/>
      <text:p text:style-name="P13">Kontrybutorzy</text:p>
      <text:p text:style-name="P5">Michał Jancarz, Michał Gawryluk, Michał Szura, Konrad Welc, <text:span text:style-name="T9">Arkadiusz Koszczan</text:span></text:p>
      <text:p text:style-name="P1"/>
      <text:p text:style-name="P1"/>
      <text:p text:style-name="P1"/>
      <text:p text:style-name="P7">I. Szkielet Aplikacji – PHP, HTML, CSS, <text:s/>Bootstrap</text:p>
      <text:list xml:id="list8055519686924032408" text:style-name="L1">
        <text:list-item>
          <text:p text:style-name="P21">Stworzenie głównego menu strony</text:p>
          <text:list>
            <text:list-item>
              <text:p text:style-name="P96">W trakcie pracy nad tym zadaniem należy uwzględni wszystkie podstawowe sekcje, które będzie zawierał nasz serwis takie jak kontakt, pomoc, strona tytułowa, autorzy projektu itp.</text:p>
            </text:list-item>
            <text:list-item>
              <text:p text:style-name="P96">Ponadto na pasku menu powinna znajdować się zakładka „przenosząca” użytkownika do ekranu logowania.</text:p>
            </text:list-item>
          </text:list>
        </text:list-item>
        <text:list-item>
          <text:p text:style-name="P22"><text:span text:style-name="T10">Stworzenie</text:span> stronę tytułową </text:p>
          <text:list>
            <text:list-item>
              <text:p text:style-name="P97">Strona tytułowa powinna zawierać informację marketingowe np. „Dlaczego warto zarejestrować się w naszym serwisie?”. Za przykład może posłużyć strona tytułowa serwisu github.com.</text:p>
            </text:list-item>
          </text:list>
        </text:list-item>
        <text:list-item>
          <text:p text:style-name="P22"><text:span text:style-name="T10">Stworzenie</text:span> szkielet strony</text:p>
          <text:list>
            <text:list-item>
              <text:p text:style-name="P97">Celem zadania jest stworzenie uniwersalnego szablonu, który pozwoli nam na szybkie tworzenie kolejnych podstron. Jednocześnie dzięki temu zadaniu unikniemy redundancji w kodzie.</text:p>
            </text:list-item>
          </text:list>
        </text:list-item>
        <text:list-item>
          <text:p text:style-name="P23"><text:span text:style-name="T65">Stworzenie globalnego pliku</text:span> służący do generowania znacznika „head”</text:p>
          <text:list>
            <text:list-item>
              <text:p text:style-name="P98">Klient programista powinien mieć możliwość wyboru tytułu dla swojej podstrony. Tytuł nie może być statyczny, <text:span text:style-name="T25">czyli taki sam dal wszystkich podstron</text:span>!</text:p>
            </text:list-item>
            <text:list-item>
              <text:p text:style-name="P99">Powinna istnieć możliwość przekazania ścieżek do skryptów oraz ścieżek do arkuszy <text:soft-page-break/>css. </text:p>
            </text:list-item>
          </text:list>
        </text:list-item>
        <text:list-item>
          <text:p text:style-name="P24">Stworzenie stopki</text:p>
          <text:list>
            <text:list-item>
              <text:p text:style-name="P100">Stopka powinna zawierać informację o prawach autorskich (COPYRIGHT wystarczy)</text:p>
            </text:list-item>
            <text:list-item>
              <text:p text:style-name="P100">Jeżeli jest taka możliwość w stopce należy umieści dodatkowe menu umożliwiające alternatywny sposób poruszania się po serwisie.</text:p>
            </text:list-item>
          </text:list>
        </text:list-item>
        <text:list-item>
          <text:p text:style-name="P25"><text:span text:style-name="T24">Stworzenie podstrony</text:span> z autorami projektu</text:p>
          <text:list>
            <text:list-item>
              <text:p text:style-name="P101">Strona powinna zawierać listę wszystkich osób, które przyczyniły się do powstania aplikacji.</text:p>
            </text:list-item>
          </text:list>
        </text:list-item>
        <text:list-item>
          <text:p text:style-name="P26"><text:span text:style-name="T24">Stworzenie podstrony</text:span> z informacjami kontaktowymi </text:p>
          <text:list>
            <text:list-item>
              <text:p text:style-name="P116"><text:span text:style-name="T12"><text:s/></text:span><text:span text:style-name="T13">Strona powinna zawierać informację kontaktowe do pomocy technicznej </text:span><text:span text:style-name="T14">np. e-mail, telefon itp.</text:span></text:p>
            </text:list-item>
            <text:list-item>
              <text:p text:style-name="P117"><text:span text:style-name="T14">N</text:span><text:span text:style-name="T11">a stronie powinna być wyszczególniona nazwa organizacji, która zajumuje się pomocą techniczną (nazwa naszej grupy?)</text:span></text:p>
            </text:list-item>
          </text:list>
        </text:list-item>
        <text:list-item>
          <text:p text:style-name="P92"><text:span text:style-name="T22">Stworzenie podstrony</text:span><text:span text:style-name="T21"> z formularzem kontaktowym</text:span></text:p>
          <text:list>
            <text:list-item>
              <text:p text:style-name="P102">Głównym celem tego zadania jest stworzenie formularza, który umożliwi wysłanie wiadomości e-mail do pomocy technicznej.</text:p>
            </text:list-item>
            <text:list-item>
              <text:p text:style-name="P117"><text:span text:style-name="T11">Formularz powinien znajdować się na podstronie z i</text:span><text:span text:style-name="T15">nformacjami kontaktowymi.</text:span></text:p>
            </text:list-item>
            <text:list-item>
              <text:p text:style-name="P115">Powinien zawierać zabezpieczenie przeciwko botom.</text:p>
            </text:list-item>
            <text:list-item>
              <text:p text:style-name="P115">Dane powinny być sprawdzane.</text:p>
            </text:list-item>
          </text:list>
        </text:list-item>
        <text:list-item>
          <text:p text:style-name="P95"><text:span text:style-name="T22">Stworzenie formularz </text:span><text:span text:style-name="T21">rejestrowania użytkowników (egzaminatorów)</text:span></text:p>
          <text:list>
            <text:list-item>
              <text:p text:style-name="P115">Głównym celem zadania jest stworzenie formularz rejestracyjnego.</text:p>
            </text:list-item>
            <text:list-item>
              <text:p text:style-name="P115">Zabezpieczenie przeciwko bottom.</text:p>
            </text:list-item>
            <text:list-item>
              <text:p text:style-name="P115">Dane powinny być sprawdzane.</text:p>
            </text:list-item>
          </text:list>
        </text:list-item>
        <text:list-item>
          <text:p text:style-name="P93"><text:span text:style-name="T20">Stworzenie formularza</text:span><text:span text:style-name="T19"> logowanie się do systemu</text:span></text:p>
          <text:list>
            <text:list-item>
              <text:p text:style-name="P118"><text:span text:style-name="T17">P</text:span><text:span text:style-name="T16">o zalogowaniu użytkownik powinien zostać przeniesiony na </text:span><text:span text:style-name="T18">główną stronę aplikacji (Strona użytkownika).</text:span></text:p>
            </text:list-item>
          </text:list>
        </text:list-item>
        <text:list-item>
          <text:p text:style-name="P27">Stworzenie mechanizmów umożliwiającego walkę z botami</text:p>
          <text:list>
            <text:list-item>
              <text:p text:style-name="P103"><text:s/>Celem zadania jest generowanie losowego obrazka na podstawie, którego użytkownik może odgadnąć kod dostępu.</text:p>
            </text:list-item>
            <text:list-item>
              <text:p text:style-name="P103">Wizja: losujemy dwie liczby od 1 do 10 oraz działanie (dodawanie, odejmowanie itp.), <text:s/>generujemy obrazek z tym działaniem np. 2 * 4, następnie pytamy się użytkownika jaki jest wynik tego działania.</text:p>
            </text:list-item>
          </text:list>
        </text:list-item>
        <text:list-item>
          <text:p text:style-name="P94"><text:soft-page-break/><text:span text:style-name="T21">Stworzenie podstrony, która wyświetli informację o zaistniałym błędzie </text:span><text:span text:style-name="T23">(szablon)</text:span></text:p>
          <text:list>
            <text:list-item>
              <text:p text:style-name="P104">Jeżeli w systemie pojawi się błąd powinniśmy poinformować użytkownika o tym w cywilizowany sposób.</text:p>
            </text:list-item>
            <text:list-item>
              <text:p text:style-name="P104">Przykładowy sposób wywołania: „showError($message);”</text:p>
            </text:list-item>
          </text:list>
        </text:list-item>
      </text:list>
      <text:p text:style-name="P6"/>
      <text:p text:style-name="P8">II. <text:span text:style-name="T26">Zarządzanie aplikacją przez użytkownika</text:span></text:p>
      <text:p text:style-name="P2"/>
      <text:p text:style-name="P3">Generalna uwaga do zadań: Po zalogowani nie używamy mechanizmów stosowanych przeciwko botom.</text:p>
      <text:p text:style-name="P2"/>
      <text:list xml:id="list1423774644229780516" text:style-name="L2">
        <text:list-item>
          <text:p text:style-name="P28">Stworzenie strony użytkownika</text:p>
          <text:list>
            <text:list-item>
              <text:p text:style-name="P56">Po zalogowani użytkownik powinien zostać przeniesiony na swoją stronę domową.</text:p>
            </text:list-item>
            <text:list-item>
              <text:p text:style-name="P56">Na tej stronie powinny znajdować się statystyki użytkownika takie jak liczba egzaminów itp.;</text:p>
            </text:list-item>
            <text:list-item>
              <text:p text:style-name="P57">Ponadto na stronie powinna wyświetlać się lista najbliższych egzaminów.</text:p>
            </text:list-item>
          </text:list>
        </text:list-item>
        <text:list-item>
          <text:p text:style-name="P29"><text:span text:style-name="T56">Stworzenie</text:span> menu użytkownika systemu</text:p>
          <text:list>
            <text:list-item>
              <text:p text:style-name="P58">Menu powinno znajdować się w górnej części podstrony tzn. nie powinno kolidować z głównym menu aplikacji.</text:p>
            </text:list-item>
            <text:list-item>
              <text:p text:style-name="P59">Menu powinno być poziome.</text:p>
            </text:list-item>
            <text:list-item>
              <text:p text:style-name="P60">Do elementów menu zaliczamy: „Mój Profil”(Strona użytkownika), „Dodaj egzamin”, „Lista egzaminów”, „Edytuj ustawienia osobiste”. Jeżeli użytkownik jest administratorem to po prawej stronie panelu pojawia mu się zakładka „Zarządzaj użytkownikami”, <text:span text:style-name="T68">a pozostałe opcję są niedostępne.</text:span></text:p>
            </text:list-item>
          </text:list>
        </text:list-item>
        <text:list-item>
          <text:p text:style-name="P30"><text:span text:style-name="T57">Stworzenie </text:span>podstron<text:span text:style-name="T57">y</text:span> służącą do modyfikowania ustawień osobistych przez użytkownika <text:span text:style-name="T28">I</text:span></text:p>
          <text:list>
            <text:list-item>
              <text:p text:style-name="P61">Użytkownik powinien być w stanie zmienić lwią część parametrów podanych przy rejestracji i wprowadzić dodatkowe parametry(opcjonalne). Dlatego konieczne jest stworzenie odpowiedniego formularza.</text:p>
            </text:list-item>
            <text:list-item>
              <text:p text:style-name="P61">Nie może zmienić adresu e-mail podanego przy rejestracji!</text:p>
            </text:list-item>
          </text:list>
        </text:list-item>
        <text:list-item>
          <text:p text:style-name="P31"><text:span text:style-name="T57">Stworzenie </text:span>podstron<text:span text:style-name="T57">y</text:span> służącą do modyfikowania ustawień osobistych przez użytkownika <text:span text:style-name="T28">II</text:span></text:p>
          <text:list>
            <text:list-item>
              <text:p text:style-name="P62">Celem tego zadania jest stworzenie formularza służącego do zmiany hasła przez użytkownika.</text:p>
            </text:list-item>
          </text:list>
        </text:list-item>
        <text:list-item>
          <text:p text:style-name="P31"><text:span text:style-name="T57">Stworzenie </text:span>podstron<text:span text:style-name="T57">y</text:span> służącą do modyfikowania ustawień osobistych przez <text:soft-page-break/>użytkownika <text:span text:style-name="T28">III</text:span></text:p>
          <text:list>
            <text:list-item>
              <text:p text:style-name="P63">Stworzyć tylne<text:span text:style-name="T29"> </text:span>wyjście dla administratora systemu <text:span text:style-name="T30">(Powinien móc edytować wszystko nawet hasło).</text:span></text:p>
            </text:list-item>
          </text:list>
        </text:list-item>
        <text:list-item>
          <text:p text:style-name="P32"><text:span text:style-name="T37">Stworzenie</text:span> formularz<text:span text:style-name="T37">a</text:span> tworząc<text:span text:style-name="T37">ego</text:span> egzamin I <text:span text:style-name="T48">(Podstawowe parametry egzaminu)</text:span></text:p>
          <text:list>
            <text:list-item>
              <text:p text:style-name="P64">Głównym celem tego zadania jest stworzenie formularza, który umożliwi zarejestrowanie nowego egzaminu w systemie</text:p>
            </text:list-item>
            <text:list-item>
              <text:p text:style-name="P65">W tym formularzu powinny znaleźć się tylko dane podstawowe takie jak „Nazwa”, „Termin”, „Semestr”, „Rok”, „<text:span text:style-name="T43">Czas trwania egzaminu”</text:span>;</text:p>
            </text:list-item>
            <text:list-item>
              <text:p text:style-name="P66">Podstrona powinna oferować tryb edycji.</text:p>
            </text:list-item>
          </text:list>
        </text:list-item>
        <text:list-item>
          <text:p text:style-name="P33"><text:span text:style-name="T37">Stworzenie</text:span> formularz<text:span text:style-name="T37">a</text:span> tworząc<text:span text:style-name="T37">ego</text:span> egzamin I<text:span text:style-name="T37">I (Kalendarz)</text:span></text:p>
          <text:list>
            <text:list-item>
              <text:p text:style-name="P67">Celem zadania jest zintegrowanie kontrolki „<text:span text:style-name="T42">harmonogram</text:span>” <text:span text:style-name="T38">z formularzem</text:span>.</text:p>
            </text:list-item>
            <text:list-item>
              <text:p text:style-name="P68">Dodać możliwość dodawania kolejnych dni egzaminu w oparci o kontrolkę „harmonogram”</text:p>
            </text:list-item>
            <text:list-item>
              <text:p text:style-name="P66">Podstrona powinna oferować tryb edycji.</text:p>
            </text:list-item>
          </text:list>
        </text:list-item>
        <text:list-item>
          <text:p text:style-name="P33"><text:span text:style-name="T37">Stworzenie</text:span> formularz<text:span text:style-name="T37">a</text:span> tworząc<text:span text:style-name="T37">ego</text:span> egzamin I<text:span text:style-name="T37">II (Studenci)</text:span></text:p>
          <text:list>
            <text:list-item>
              <text:p text:style-name="P69">Głównym celem formularza jest stworzenie możliwości dodawania tak </text:p>
            </text:list-item>
          </text:list>
        </text:list-item>
        <text:list-item>
          <text:p text:style-name="P34">Napisać parser, <text:span text:style-name="T36">którego</text:span> celem będzie <text:span text:style-name="T35">wyłuskanie adresów e-mail z zadanego tekstu</text:span></text:p>
          <text:list>
            <text:list-item>
              <text:p text:style-name="P70">Celem zadania jest napisanie parsera, który rozbije <text:span text:style-name="T39">tekst na pojedyncze adresy e-mail.</text:span></text:p>
            </text:list-item>
          </text:list>
        </text:list-item>
        <text:list-item>
          <text:p text:style-name="P35">Napisać skrypt, który roześle i wygeneruje kod do studentów</text:p>
          <text:list>
            <text:list-item>
              <text:p text:style-name="P69">Dla każdego studenta należy wygenerować 25 znakowy unikalny kod <text:span text:style-name="T41">w skali całego systemu.</text:span></text:p>
            </text:list-item>
            <text:list-item>
              <text:p text:style-name="P69">Należy stworzyć szkielet <text:span text:style-name="T40">wiadomości, która będzie zawierała link umożliwiający rejestrację przez studenta na egzamin.</text:span></text:p>
            </text:list-item>
          </text:list>
        </text:list-item>
        <text:list-item>
          <text:p text:style-name="P36"><text:span text:style-name="T58">Stworzenie</text:span> <text:span text:style-name="T67">bocznego menu</text:span> egzaminu</text:p>
          <text:list>
            <text:list-item>
              <text:p text:style-name="P71">W menu bocznym powinny znaleźć się trzy następujące opcję: edycja, <text:span text:style-name="T47">kalendarz</text:span>, studenci;</text:p>
            </text:list-item>
          </text:list>
        </text:list-item>
        <text:list-item>
          <text:p text:style-name="P37"><text:span text:style-name="T58">Stworzenie podstrony</text:span> wyświetlającą listę egzaminów danego egzaminatora</text:p>
          <text:list>
            <text:list-item>
              <text:p text:style-name="P72">Lista powinna zawierać wszystkie egzaminy przypisane do danego egzaminatora</text:p>
            </text:list-item>
            <text:list-item>
              <text:p text:style-name="P73">Lista powinna zawierać podstawowe informacje o egzaminie takie jak nazwa termin itp. Celem tego zadania jest ułatwienie wyszukiwania przez użytkownika rekordów w liście.</text:p>
            </text:list-item>
            <text:list-item>
              <text:p text:style-name="P74">Lista powinna być uporządkowana <text:span text:style-name="T66">po dacie.</text:span></text:p>
            </text:list-item>
            <text:list-item>
              <text:p text:style-name="P75">Lista powinna zaw<text:span text:style-name="T45">i</text:span>erać dwa dodatkowe przycisku „Edytuj” <text:span text:style-name="T46">(Użytkownik powinien zostać przeniesiony do podstrony z kalendarzem egzaminu”)</text:span> oraz „Usuń”.</text:p>
            </text:list-item>
          </text:list>
        </text:list-item>
      </text:list>
      <text:p text:style-name="P6"><text:soft-page-break/></text:p>
      <text:p text:style-name="P9">III. Zarządzanie aplikacją przez użytkownika – administracja</text:p>
      <text:p text:style-name="P9"/>
      <text:p text:style-name="P4">Administrator nie jest użytkownikiem systemu i nie może posiadać własnej listy egzaminów.</text:p>
      <text:p text:style-name="P4"/>
      <text:list xml:id="list7456105440995846941" text:style-name="L3">
        <text:list-item>
          <text:p text:style-name="P38">Stworzenie podstrony wyświetlającej wszystkich użytkowników systemu <text:span text:style-name="T27">w postaci listy.</text:span></text:p>
          <text:list>
            <text:list-item>
              <text:p text:style-name="P76">Do każdego użytkownika na liście powinny być przypisane dwa przyciski edytuj i usuń. </text:p>
            </text:list-item>
            <text:list-item>
              <text:p text:style-name="P76">Element lista powinna wyświetla podstawowe informację o użytkowniku takie jak: login, imię, nazwisko, login itp.</text:p>
            </text:list-item>
          </text:list>
        </text:list-item>
        <text:list-item>
          <text:p text:style-name="P55">Stworzyć formularz pozwalający edytować dane użytkownika</text:p>
          <text:list>
            <text:list-item>
              <text:p text:style-name="P90">Administrator powinien być w stanie wy edytować wszystkie informację podane przez użytkownika takie jak „Imię”, Nazwisko”, „Hasło” itp.</text:p>
            </text:list-item>
          </text:list>
        </text:list-item>
      </text:list>
      <text:p text:style-name="P6"/>
      <text:p text:style-name="P11">IV. Rejestracja na egzamin przez studenta</text:p>
      <text:list xml:id="list2858972203684491805" text:style-name="L4">
        <text:list-item>
          <text:p text:style-name="P39"><text:span text:style-name="T59">Stworzenie listy</text:span> wyświetlającą egzaminy na które student może się zarejestrować</text:p>
          <text:list>
            <text:list-item>
              <text:p text:style-name="P77">Po kliknięciu na link aktywacyjny student powinien zostać przeniesiony<text:span text:style-name="T53"> na stronę z listą egzaminów na które może się zarejestrować.</text:span></text:p>
            </text:list-item>
            <text:list-item>
              <text:p text:style-name="P78">Student <text:span text:style-name="T54">wybiera egzamin i zostaje przeniesiony na stronę, w której może dokonać zapisu na egzamin.</text:span></text:p>
            </text:list-item>
          </text:list>
        </text:list-item>
        <text:list-item>
          <text:p text:style-name="P40"><text:span text:style-name="T59">Stworzenie</text:span> kod<text:span text:style-name="T59">u</text:span> odpowiedzialny za rejestrację na konkretny termin na egzamin</text:p>
          <text:list>
            <text:list-item>
              <text:p text:style-name="P79">Należy wyświetlić studentowi wszystkie wolne terminy.</text:p>
            </text:list-item>
            <text:list-item>
              <text:p text:style-name="P80">Student wybiera termin z listy i naciska przycisk rejestruj.</text:p>
            </text:list-item>
          </text:list>
        </text:list-item>
        <text:list-item>
          <text:p text:style-name="P41">Napisać mechanizm transakcji odpowiedzialny za ochronę terminu.</text:p>
          <text:list>
            <text:list-item>
              <text:p text:style-name="P81">Termin nie może być przypisany do dwóch <text:span text:style-name="T55">lub większej ilości </text:span>osób.</text:p>
            </text:list-item>
          </text:list>
        </text:list-item>
      </text:list>
      <text:p text:style-name="P6"/>
      <text:p text:style-name="P10">IV. <text:s/>Kontrolka Harmonogram – PHP, GD</text:p>
      <text:list xml:id="list4573550997510256076" text:style-name="L5">
        <text:list-item>
          <text:p text:style-name="P42"><text:span text:style-name="T61">Stworzenie skryptu</text:span>, który wygeneruje obrazek <text:span text:style-name="T44">z harmonogramem</text:span></text:p>
          <text:list>
            <text:list-item>
              <text:p text:style-name="P82">Przez harmonogram rozumiemy jeden dzień.</text:p>
            </text:list-item>
            <text:list-item>
              <text:p text:style-name="P83">Obrazek powinien być skalowalny. <text:span text:style-name="T51">Jeżeli przedziały czasowe przewidziane na egzamin są mniejsze to obrazek powinien być większy. </text:span></text:p>
            </text:list-item>
          </text:list>
        </text:list-item>
        <text:list-item>
          <text:p text:style-name="P43"><text:span text:style-name="T60">Stworzenie mechanizmu</text:span> umożliwiający zaznaczanie pustych elementów na harmonogramie</text:p>
          <text:list>
            <text:list-item>
              <text:p text:style-name="P84">Harmonogram ma oferować możliwość zaznaczania dowolnego <text:span text:style-name="T49">przedziału</text:span> czasowego.</text:p>
            </text:list-item>
          </text:list>
        </text:list-item>
        <text:list-item>
          <text:p text:style-name="P44"><text:soft-page-break/><text:span text:style-name="T62">Stworzyć</text:span> pojedy<text:span text:style-name="T63">n</text:span>czy element harmonogramu</text:p>
          <text:list>
            <text:list-item>
              <text:p text:style-name="P45"><text:span text:style-name="T4">Element harmonogramu powinien zawierać podstawowe </text:span><text:span text:style-name="T5">informację</text:span><text:span text:style-name="T4"> o zapisie (Jaka osoba jest do niego przypisana).</text:span></text:p>
            </text:list-item>
            <text:list-item>
              <text:p text:style-name="P85">Element harmonogramu powinien dać się zaznaczać.</text:p>
            </text:list-item>
          </text:list>
        </text:list-item>
        <text:list-item>
          <text:p text:style-name="P46">Napisać mechanizm, któr<text:span text:style-name="T50">y</text:span> będzie umieszczał elementy harmonogramu na harmonogramie</text:p>
          <text:list>
            <text:list-item>
              <text:p text:style-name="P86">Każdy element powinien znajdować się w odpowiednim miejscu na harmonogramie.</text:p>
            </text:list-item>
          </text:list>
        </text:list-item>
      </text:list>
      <text:p text:style-name="P6"/>
      <text:p text:style-name="P6"><text:span text:style-name="T52">V</text:span>. Bazy Danych – <text:span text:style-name="T3">SQL, Skrypty</text:span></text:p>
      <text:list xml:id="list3368536699386535842" text:style-name="L6">
        <text:list-item>
          <text:p text:style-name="P91">Stworzenie schematu bazy danych</text:p>
          <text:list>
            <text:list-item text:start-value="1">
              <text:p text:style-name="P105">Wymodelować schemat bazy np. przy pomocy programu Edith.</text:p>
            </text:list-item>
            <text:list-item>
              <text:p text:style-name="P105">Następnie model należy skonsultować z zespołem.</text:p>
            </text:list-item>
            <text:list-item>
              <text:p text:style-name="P105">Uwzględnić uwagi zespołu.</text:p>
            </text:list-item>
            <text:list-item>
              <text:p text:style-name="P105">Na koniec schemat należy wyeksportować do pliku graficznego i umieścić w miejscu widocznym dla wszystkich programistów np. repozytorium git.</text:p>
            </text:list-item>
          </text:list>
        </text:list-item>
        <text:list-item>
          <text:p text:style-name="P47">Stworzenie kodu odpowiedzialnego za tworzenie bazy danych</text:p>
          <text:list>
            <text:list-item>
              <text:p text:style-name="P106">głównym celem tego zadania jest napisanie dwóch skryptów. Pierwszy z nich powinien tworzyć pustą bazę danych, natomiast drugi powinien utworzyć wszystkie potrzebne tabele (Patrz zadanie: „Stworzenie schematu bazy danych”).</text:p>
            </text:list-item>
          </text:list>
        </text:list-item>
        <text:list-item>
          <text:p text:style-name="P119">Stworzenie diagramu encji</text:p>
          <text:list>
            <text:list-item>
              <text:p text:style-name="P106">Na podstawie schematu bazy danych oraz skryptu tworzącego bazę danych należy stworzyć diagram encji.</text:p>
            </text:list-item>
          </text:list>
        </text:list-item>
        <text:list-item>
          <text:p text:style-name="P119">Stworzenie skryptu odpowiedzialnego za instalację/reinstalację bazy danych na systemie operacyjnym M$ Windows</text:p>
          <text:list>
            <text:list-item>
              <text:p text:style-name="P106">Powinniśmy być w stanie zainstalować bazę pod Windowsem przy pomocy wywołania <text:span text:style-name="T1">jednego</text:span> skryptu powłoki (Technologię, które należy użyć w tym przypadku to „Batch File” lub „Power Shell”)</text:p>
            </text:list-item>
          </text:list>
        </text:list-item>
        <text:list-item>
          <text:p text:style-name="P48"><text:span text:style-name="T64">Stworzenie skryptu</text:span> odpowiedzialny za instalację/reinstalację bazy danych na systemie operacyjnym GNU/Linux</text:p>
          <text:list>
            <text:list-item>
              <text:p text:style-name="P107">Powinniśmy być w stanie zainstalować bazę pod Windowsem przy pomocy wywołania <text:span text:style-name="T1">jednego</text:span> skryptu powłoki (Technologię, które należy użyć w tym przypadku to „<text:span text:style-name="T2">Bash</text:span>”)</text:p>
            </text:list-item>
          </text:list>
        </text:list-item>
        <text:list-item>
          <text:p text:style-name="P48">Dodanie do bazy kilku przykładowych danych</text:p>
          <text:list>
            <text:list-item>
              <text:p text:style-name="P108">Należy stworzyć skrypt sql, który wypełni bazę danych na dowolnej maszynie.</text:p>
            </text:list-item>
            <text:list-item>
              <text:p text:style-name="P108"><text:soft-page-break/>Zadanie jest bardzo ważne ponieważ pozwoli nam ono odtworzyć te same warunki testowe na wszystkich maszynach developerskich.</text:p>
            </text:list-item>
          </text:list>
        </text:list-item>
      </text:list>
      <text:p text:style-name="P18"/>
      <text:p text:style-name="P15"><text:span text:style-name="T52">VI</text:span>. Bazy Danych w kodzie PHP</text:p>
      <text:list xml:id="list869277224279387589" text:style-name="L7">
        <text:list-item>
          <text:p text:style-name="P49"><text:span text:style-name="T6">Stworzenie</text:span> kod<text:span text:style-name="T6">u</text:span> odpowiedzialny za łączenie się z serwerem baz danych</text:p>
          <text:list>
            <text:list-item>
              <text:p text:style-name="P109">Jeżeli połączenie nie dojdzie do skutku należy o tym poinformować użytkownika.</text:p>
            </text:list-item>
          </text:list>
        </text:list-item>
        <text:list-item>
          <text:p text:style-name="P120">Opakowanie encji w <text:span text:style-name="T7">klasy</text:span></text:p>
          <text:list>
            <text:list-item>
              <text:p text:style-name="P110">Należy napisać kod w PHP, który opakuje encje w klasy.</text:p>
            </text:list-item>
            <text:list-item>
              <text:p text:style-name="P110">Każda klasa z encją to osobny plik.</text:p>
            </text:list-item>
            <text:list-item>
              <text:p text:style-name="P111">Wszystkie zmienne należące do encji powinny być prywatne/chronione.</text:p>
            </text:list-item>
            <text:list-item>
              <text:p text:style-name="P112">Dostęp do składowych powinien być realizowany przy pomocy metod z rodziny get/set.</text:p>
            </text:list-item>
          </text:list>
        </text:list-item>
        <text:list-item>
          <text:p text:style-name="P50">Stworzyć kod<text:span text:style-name="T8">u</text:span> odpowiedzialną za komunikację z bazą danych</text:p>
          <text:list>
            <text:list-item>
              <text:p text:style-name="P113">Na każdym obiekcie z zadania <text:s/>„Opakowanie encji w klasy” powinienem być w stanie wykonać następujące operację insert, delete oraz update przy pomocy funkcji lub metod.</text:p>
            </text:list-item>
            <text:list-item>
              <text:p text:style-name="P114">Celem zadania jest ukrycie przed klientem programistą wywołań sql.</text:p>
            </text:list-item>
          </text:list>
        </text:list-item>
      </text:list>
      <text:p text:style-name="P19"/>
      <text:p text:style-name="P16">V. <text:s/>Grafika na stronie</text:p>
      <text:list xml:id="list5147726291886750184" text:style-name="L8">
        <text:list-item>
          <text:p text:style-name="P51">Stworzenie loga aplikacji.</text:p>
        </text:list-item>
        <text:list-item>
          <text:p text:style-name="P52">Stworzenie miniaturowej ikony aplikacji</text:p>
        </text:list-item>
        <text:list-item>
          <text:p text:style-name="P53">Stworzenie grafiki tylnego<text:span text:style-name="T34"> tła aplikacji</text:span></text:p>
        </text:list-item>
        <text:list-item>
          <text:p text:style-name="P87">...</text:p>
        </text:list-item>
      </text:list>
      <text:p text:style-name="P16"/>
      <text:p text:style-name="P17">VII. Przetestowanie zabezpieczeń <text:span text:style-name="T33">aplikacji</text:span></text:p>
      <text:list xml:id="list6311478231176075867" text:style-name="L9">
        <text:list-item>
          <text:p text:style-name="P54">Zabezpieczyć się przed atakami typu SQL Injection</text:p>
          <text:list>
            <text:list-item>
              <text:p text:style-name="P88">Celem zadania jest gruntowne prze<text:span text:style-name="T32">t</text:span>estowanie systemu na poda<text:span text:style-name="T32">t</text:span>ność na ataki tego typu.</text:p>
            </text:list-item>
          </text:list>
        </text:list-item>
      </text:list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8:18:10.453609331</meta:creation-date>
    <dc:date>2014-03-19T21:10:24.706404976</dc:date>
    <meta:editing-duration>PT8H14M25S</meta:editing-duration>
    <meta:editing-cycles>142</meta:editing-cycles>
    <meta:generator>LibreOffice/4.1.3.2$Linux_X86_64 LibreOffice_project/410m0$Build-2</meta:generator>
    <meta:document-statistic meta:table-count="0" meta:image-count="0" meta:object-count="0" meta:page-count="7" meta:paragraph-count="146" meta:word-count="1564" meta:character-count="11191" meta:non-whitespace-character-count="9881"/>
  </office:meta>
</office:document-meta>
</file>